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435" officeooo:paragraph-rsid="000d1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rd is bet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22:20:44.741514584</meta:creation-date>
    <dc:date>2016-11-21T22:21:40.429593338</dc:date>
    <meta:editing-duration>PT58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5.1.4.2$Linux_X86_64 LibreOffice_project/10m0$Build-2</meta:generator>
  </office:meta>
</office:document-meta>
</file>